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4.00pt" fo:font-weight="normal" fo:font-family="Consolas" style:font-family-asian="Consolas" style:font-family-complex="Consolas" fo:background-color="#ffff00" fo:color="#000000"/>
    </style:style>
    <style:style style:name="T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onsolas" style:font-family-asian="Consolas" style:font-family-complex="Consolas" fo:background-color="transparent" fo:color="#0066c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onsolas" style:font-family-asian="Consolas" style:font-family-complex="Consolas" fo:background-color="transparent" fo:color="#0066c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onsolas" style:font-family-asian="Consolas" style:font-family-complex="Consolas" fo:background-color="transparent" fo:color="#0066c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onsolas" style:font-family-asian="Consolas" style:font-family-complex="Consolas" fo:background-color="transparent" fo:color="#0066c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14.00pt" fo:font-weight="normal" fo:font-family="Consolas" style:font-family-asian="Consolas" style:font-family-complex="Consolas" fo:background-color="#ffff00" fo:color="#000000"/>
    </style:style>
    <style:style style:name="T2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4.00pt" fo:font-weight="normal" fo:font-family="Consolas" style:font-family-asian="Consolas" style:font-family-complex="Consolas" fo:background-color="#ffff00" fo:color="#000000"/>
    </style:style>
    <style:style style:name="T25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4.00pt" fo:font-weight="normal" fo:font-family="Consolas" style:font-family-asian="Consolas" style:font-family-complex="Consolas" fo:background-color="#ffff00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fo:font-family="Consolas" style:font-family-asian="Consolas" style:font-family-complex="Consolas" fo:background-color="transparent" fo:color="#000000"/>
    </style:style>
    <style:style style:name="T3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4.00pt" fo:font-weight="normal" fo:font-family="Consolas" style:font-family-asian="Consolas" style:font-family-complex="Consolas" fo:background-color="transparent" fo:color="#0066cc"/>
    </style:style>
    <style:style style:name="T49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50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16.00pt" fo:font-weight="bold" fo:font-family="Consolas" style:font-family-asian="Consolas" style:font-family-complex="Consolas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66" style:family="text">
      <style:text-properties fo:font-size="12.00pt" fo:font-weight="normal" fo:font-family="Consolas" style:font-family-asian="Consolas" style:font-family-complex="Consolas" fo:background-color="transparent" fo:color="#0066cc"/>
    </style:style>
    <style:style style:name="T67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onsolas" style:font-family-asian="Consolas" style:font-family-complex="Consolas" fo:background-color="transparent" fo:color="#ff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onsolas" style:font-family-asian="Consolas" style:font-family-complex="Consolas" fo:background-color="transparent" fo:color="#0066cc"/>
    </style:style>
    <style:style style:name="T8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2.15pt" fo:text-indent="18.00pt" fo:margin-right="2.15pt"/>
    </style:style>
    <style:style style:name="P5" style:family="paragraph">
      <style:paragraph-properties fo:line-height="100.00%" fo:text-align="left" fo:margin-left="2.15pt" fo:text-indent="0.00pt" fo:margin-right="2.15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12/2/20 7:00AM</text:span></text:p>
      <text:p text:style-name="P1"><text:span text:style-name="T2"/></text:p>
      <text:p text:style-name="P1"><text:span text:style-name="T3">My latest error:</text:span></text:p>
      <text:p text:style-name="P2"><text:span text:style-name="T4"/></text:p>
      <text:p text:style-name="P2"><text:span text:style-name="T5">Management-operation] (Controller Boot Thread) WFLYCTL0013: Operation ("deploy") failed - address: ([("deployment" =&gt; "jboss-greeter.war")]) - failure description: {"WFLYCTL0080: Failed services" =&gt; {"jboss.deployment.unit.\"jboss-greeter.war\".FIRST_MODULE_USE" =&gt; "WFLYSRV0153: Failed to process phase FIRST_MODULE_USE of deployment \"jboss-greeter.war\"</text:span></text:p>
      <text:p text:style-name="P2"><text:span text:style-name="T5"><text:s text:c="4"/>Caused by: org.jboss.as.server.deployment.DeploymentUnitProcessingException: WFLYJCA0064:<text:s/></text:span><text:span text:style-name="T6">Exception deploying datasource jdbc:mysql://localhost:3306/users</text:span></text:p>
      <text:p text:style-name="P2"><text:span text:style-name="T6"><text:s text:c="4"/>Caused by: java.lang.IllegalArgumentException: Empty name segment is not allowed for jdbc:mysql</text:span><text:span text:style-name="T7">:"}}</text:span></text:p>
      <text:p text:style-name="P2"><text:span text:style-name="T8"/></text:p>
      <text:p text:style-name="P2"><text:span text:style-name="T9">Other than that, it appears the other deployments worked:</text:span></text:p>
      <text:p text:style-name="P2"><text:span text:style-name="T10"/></text:p>
      <text:p text:style-name="P2"><text:span text:style-name="T11">Deployed "mysql-connector-java-8.0.20.jar" (runtime-name : "mysql-connector-java-8.0.20.jar")</text:span></text:p>
      <text:p text:style-name="P2"><text:span text:style-name="T12"/></text:p>
      <text:p text:style-name="P2"><text:span text:style-name="T13">07:17:41,917 INFO<text:s text:c="2"/>[org.jboss.as.server] (ServerService Thread Pool -- 44) WFLYSRV0010: Deployed "jboss-javaee-webapp.war" (runtime-name : "jboss-javaee-webapp.war")</text:span></text:p>
      <text:p text:style-name="P2"><text:span text:style-name="T14"/></text:p>
      <text:p text:style-name="P2"><text:span text:style-name="T15">07:17:41,917 INFO<text:s text:c="2"/>[org.jboss.as.server] (ServerService Thread Pool -- 44) WFLYSRV0010: Deployed "jboss-hibernate5.war" (runtime-name : "jboss-hibernate5.war")</text:span></text:p>
      <text:p text:style-name="P2"><text:span text:style-name="T16"/></text:p>
      <text:p text:style-name="P2"><text:span text:style-name="T17">07:17:41,917 INFO<text:s text:c="2"/>[org.jboss.as.server] (ServerService Thread Pool -- 44) WFLYSRV0010: Deployed "jboss-greeter.war" (runtime-name : "jboss-greeter.war")</text:span></text:p>
      <text:p text:style-name="P2"><text:span text:style-name="T18"/></text:p>
      <text:p text:style-name="P2"><text:span text:style-name="T18"/></text:p>
      <text:p text:style-name="P2"><text:span text:style-name="T19">HAHA! Going to have to figure that one out I guess.<text:line-break/></text:span></text:p>
      <text:p text:style-name="P2"><text:span text:style-name="T19">Wait a sec,,right here:</text:span></text:p>
      <text:p text:style-name="P2"><text:span text:style-name="T20"/></text:p>
      <text:p text:style-name="P2"><text:span text:style-name="T21">C:/Users/MARKR/EAP-7.3.0/standalone/deployments/jboss-hibernate5.war</text:span><text:span text:style-name="T22">/WEB-INF/classes/import.sql</text:span><text:span text:style-name="T23">)'</text:span></text:p>
      <text:p text:style-name="P2"><text:span text:style-name="T23">07:17:40,046 INFO<text:s text:c="2"/>[org.hibernate.tool.schema.internal.SchemaCreatorImpl] (ServerService Thread Pool -- 76) HHH000476:<text:s/></text:span><text:span text:style-name="T24">Executing import script<text:s/></text:span><text:span text:style-name="T25">ScriptSourceInputFromUrl(vfs:/C:/Users/MARKR/EAP-7.3.0/standalone/deployments/jboss-javaee-webapp.war/</text:span><text:span text:style-name="T26">WEB-INF/classes/import.sql)'</text:span></text:p>
      <text:p text:style-name="P2"><text:span text:style-name="T27"/></text:p>
      <text:p text:style-name="P2"><text:span text:style-name="T28">Maybe I can reconfigure the script? But I shouldn't have to as long as I use the right file to direct to the proper DB.</text:span></text:p>
      <text:p text:style-name="P2"><text:span text:style-name="T29"/></text:p>
      <text:p text:style-name="P2"><draw:frame text:anchor-type="as-char" svg:width="165.10mm" svg:height="90.81mm" style:rel-width="scale" style:rel-height="scale"><draw:object-ole xlink:href="OleObj1"/><draw:image xlink:href="ObjectReplacements/OleObj1"/></draw:frame><text:span text:style-name="T29"/></text:p>
      <text:p text:style-name="P2"><text:span text:style-name="T29"/></text:p>
      <text:p text:style-name="P2"><text:span text:style-name="T30">WTF! I must be defining them wrong,,,,</text:span></text:p>
      <text:p text:style-name="P2"><text:span text:style-name="T31"/></text:p>
      <text:p text:style-name="P2"><text:span text:style-name="T32">Adding a fresh greeter projects so I can screw that one up to! LOL</text:span></text:p>
      <text:p text:style-name="P2"><text:span text:style-name="T33"/></text:p>
      <text:p text:style-name="P3"><text:span text:style-name="T34">How does the Greeter work?</text:span></text:p>
      <text:p text:style-name="P4"><text:span text:style-name="T35">The user enters a name in the field, if it matches one in the DB. it says "welcome" "username", if name doesn't match, message says "no such user exists, use emuster or joe"</text:span></text:p>
      <text:p text:style-name="P4"><text:span text:style-name="T36"/></text:p>
      <text:p text:style-name="P4"><text:span text:style-name="T37">If the user clicks "Add new user" link, three text boxes come up where the user enters the info.</text:span></text:p>
      <text:p text:style-name="P4"><text:span text:style-name="T37">When application starts,</text:span></text:p>
      <text:p text:style-name="P4"><text:span text:style-name="T37">Here is the opening screen :</text:span></text:p>
      <text:p text:style-name="P4"><text:span text:style-name="T38"/></text:p>
      <text:p text:style-name="P4"><draw:frame text:anchor-type="as-char" svg:width="116.42mm" svg:height="65.62mm" style:rel-width="scale" style:rel-height="scale"><draw:object-ole xlink:href="OleObj2"/><draw:image xlink:href="ObjectReplacements/OleObj2"/></draw:frame><text:span text:style-name="T38"/></text:p>
      <text:p text:style-name="P4"><text:span text:style-name="T38"/></text:p>
      <text:p text:style-name="P4"><text:span text:style-name="T39">File is named greet.jsf, user enters a name in the textbox. The Greet button gets selected, name entered gets evaluated to see if it exists, if it doesn't, error message prints out.</text:span></text:p>
      <text:p text:style-name="P4"><text:span text:style-name="T40"/></text:p>
      <text:p text:style-name="P4"><text:span text:style-name="T41">How it works:</text:span></text:p>
      <text:p text:style-name="P4"><text:span text:style-name="T42"/></text:p>
      <text:p text:style-name="P4"><draw:frame text:anchor-type="as-char" svg:width="165.10mm" svg:height="92.08mm" style:rel-width="scale" style:rel-height="scale"><draw:object-ole xlink:href="OleObj3"/><draw:image xlink:href="ObjectReplacements/OleObj3"/></draw:frame><text:span text:style-name="T42"/></text:p>
      <text:p text:style-name="P4"><text:span text:style-name="T42"/></text:p>
      <text:p text:style-name="P4"><text:span text:style-name="T43">The user input text id=username, gets sent to the greetController.greet method for evaluation:</text:span></text:p>
      <text:p text:style-name="P4"><text:span text:style-name="T44"/></text:p>
      <text:p text:style-name="P4"><draw:frame text:anchor-type="as-char" svg:width="165.10mm" svg:height="85.09mm" style:rel-width="scale" style:rel-height="scale"><draw:object-ole xlink:href="OleObj4"/><draw:image xlink:href="ObjectReplacements/OleObj4"/></draw:frame><text:span text:style-name="T44"/></text:p>
      <text:p text:style-name="P4"><text:span text:style-name="T44"/></text:p>
      <text:p text:style-name="P4"><text:span text:style-name="T44"/></text:p>
      <text:p text:style-name="P4"><text:span text:style-name="T45">If name does exists, user gets a message "Hello (user.firstname, user.lastname)" ,if not the greeting = "No such user exists".</text:span></text:p>
      <text:p text:style-name="P4"><text:span text:style-name="T45">Here is the code that gets run:</text:span></text:p>
      <text:p text:style-name="P4"><text:span text:style-name="T46"/></text:p>
      <text:p text:style-name="P5"><text:span text:style-name="T47"><text:s/>org.hibernate.internal.SessionImpl.doFlush(SessionImpl.java:1472)</text:span></text:p>
      <text:p text:style-name="P5"><text:span text:style-name="T47"><text:tab/>... 103 more</text:span></text:p>
      <text:p text:style-name="P5"><text:span text:style-name="T47">Caused by: org.h2.jdbc.JdbcSQLException: Unique index or primary key violation: "UK_23Y4GD49AJVBQGL3PSJSVHFF6_INDEX_4 ON PUBLIC.USERS(USERNAME) VALUES ('bbb', 4)"; SQL statement:</text:span></text:p>
      <text:p text:style-name="P5"><text:span text:style-name="T48">insert into Users (firstName, lastName, username, id) values (?, ?, ?, ?) [23505-193]</text:span><text:span text:style-name="T49"><text:s/></text:span><text:span text:style-name="T50">at org.h2.message.DbException.getJdbcSQLException(DbException.java:345) at org.h2.message.DbException.get(DbException.java:179)</text:span></text:p>
      <text:p text:style-name="P6"><text:span text:style-name="T51"/></text:p>
      <text:p text:style-name="P6"><text:span text:style-name="T52">If the "Add New User" link is clicked, this page gets called:</text:span></text:p>
      <text:p text:style-name="P6"><text:span text:style-name="T53">Create.jsf</text:span></text:p>
      <text:p text:style-name="P6"><text:span text:style-name="T54"/></text:p>
      <text:p text:style-name="P6"><draw:frame text:anchor-type="as-char" svg:width="117.69mm" svg:height="98.00mm" style:rel-width="scale" style:rel-height="scale"><draw:object-ole xlink:href="OleObj5"/><draw:image xlink:href="ObjectReplacements/OleObj5"/></draw:frame><text:span text:style-name="T54"/></text:p>
      <text:p text:style-name="P6"><text:span text:style-name="T54"/></text:p>
      <text:p text:style-name="P6"><text:span text:style-name="T55">This is the code for create.xhtml. Notice the ui:composition template name, basically the file name. The ui:define name "content", it's what the template references in from the create.xhtml file, this then gets sent to the createController create method when the command button is selected.</text:span></text:p>
      <text:p text:style-name="P6"><text:span text:style-name="T56"/></text:p>
      <text:p text:style-name="P6"><text:span text:style-name="T56"/></text:p>
      <text:p text:style-name="P6"><text:span text:style-name="T56"/></text:p>
      <text:p text:style-name="P6"><draw:frame text:anchor-type="as-char" svg:width="165.10mm" svg:height="93.13mm" style:rel-width="scale" style:rel-height="scale"><draw:object-ole xlink:href="OleObj6"/><draw:image xlink:href="ObjectReplacements/OleObj6"/></draw:frame><text:span text:style-name="T56"/></text:p>
      <text:p text:style-name="P6"><text:span text:style-name="T56"/></text:p>
      <text:p text:style-name="P6"><text:span text:style-name="T56"/></text:p>
      <text:p text:style-name="P6"><text:span text:style-name="T57">This is the template.xhtml code, it call a div id=container, then references in the "content" from the UI in create.xhtml into the container, div id=content ui:insert name=content.</text:span></text:p>
      <text:p text:style-name="P6"><text:span text:style-name="T58"/></text:p>
      <text:p text:style-name="P6"><draw:frame text:anchor-type="as-char" svg:width="151.34mm" svg:height="132.08mm" style:rel-width="scale" style:rel-height="scale"><draw:object-ole xlink:href="OleObj7"/><draw:image xlink:href="ObjectReplacements/OleObj7"/></draw:frame><text:span text:style-name="T58"/></text:p>
      <text:p text:style-name="P6"><text:span text:style-name="T58"/></text:p>
      <text:p text:style-name="P6"><text:span text:style-name="T59">Here is the greet.xhtml code:</text:span></text:p>
      <text:p text:style-name="P6"><text:span text:style-name="T59">Again a ui:define name "content", and the EL #{greetController.username} which injects the field property into the create method. That's where the message prints to the file depending on a successful newUser or not.</text:span></text:p>
      <text:p text:style-name="P6"><text:span text:style-name="T60"/></text:p>
      <text:p text:style-name="P6"><text:span text:style-name="T60"/></text:p>
      <text:p text:style-name="P6"><draw:frame text:anchor-type="as-char" svg:width="165.10mm" svg:height="89.96mm" style:rel-width="scale" style:rel-height="scale"><draw:object-ole xlink:href="OleObj8"/><draw:image xlink:href="ObjectReplacements/OleObj8"/></draw:frame><text:span text:style-name="T60"/></text:p>
      <text:p text:style-name="P6"><text:span text:style-name="T60"/></text:p>
      <text:p text:style-name="P6"><text:span text:style-name="T61">The ManagedBeanUserDao calls the EntityManager to handle transactions and create the query to get all username entered. It uses the @Inject method with the EntityManager &amp; Transaction.</text:span></text:p>
      <text:p text:style-name="P6"><text:span text:style-name="T61">The EJBUserBean is an alternative way using a stateful bean and injecting the EntityManager also.</text:span></text:p>
      <text:p text:style-name="P6"><text:span text:style-name="T61">The Resources class Produces the InjectionPoint for the Entity that asked for it.</text:span></text:p>
      <text:p text:style-name="P6"><text:span text:style-name="T62"/></text:p>
      <text:p text:style-name="P6"><draw:frame text:anchor-type="as-char" svg:width="165.10mm" svg:height="102.24mm" style:rel-width="scale" style:rel-height="scale"><draw:object-ole xlink:href="OleObj9"/><draw:image xlink:href="ObjectReplacements/OleObj9"/></draw:frame><text:span text:style-name="T62"/></text:p>
      <text:p text:style-name="P6"><text:span text:style-name="T62"/></text:p>
      <text:p text:style-name="P6"><text:span text:style-name="T62"/></text:p>
      <text:p text:style-name="P6"><text:span text:style-name="T63">This error is from the Hibernate tutorial in the mastertheboss website info</text:span></text:p>
      <text:p text:style-name="P6"><text:span text:style-name="T64"/></text:p>
      <text:p text:style-name="P6"><text:span text:style-name="T65">Dec 03, 2020 5:04:17 PM org.hibernate.engine.transaction.jta.platform.internal.JtaPlatformInitiator initiateService</text:span></text:p>
      <text:p text:style-name="P6"><text:span text:style-name="T65">INFO: HHH000490: Using JtaPlatform implementation: [org.hibernate.engine.transaction.jta.platform.internal.NoJtaPlatform]</text:span></text:p>
      <text:p text:style-name="P6"><text:span text:style-name="T65">Dec 03, 2020 5:04:17 PM org.hibernate.internal.SessionFactoryRegistry addSessionFactory</text:span></text:p>
      <text:p text:style-name="P6"><text:span text:style-name="T65">WARN: HHH000277: Could not bind factory to JNDI</text:span></text:p>
      <text:p text:style-name="P6"><text:span text:style-name="T66">org.hibernate.engine.jndi.JndiException: Error parsing JNDI name [sessionFactory]</text:span></text:p>
      <text:p text:style-name="P6"><text:span text:style-name="T67"><text:tab/>at org.hibernate.engine.jndi.internal.JndiServiceImpl.parseName(JndiServiceImpl.java:124)</text:span></text:p>
      <text:p text:style-name="P6"><text:span text:style-name="T68"/></text:p>
      <text:p text:style-name="P6"><text:span text:style-name="T68"/></text:p>
      <text:p text:style-name="P6"><text:span text:style-name="T69">I changed properties on the JBoss server datasource and stuff:</text:span></text:p>
      <text:p text:style-name="P6"><text:span text:style-name="T70"/></text:p>
      <text:p text:style-name="P6"><text:span text:style-name="T71">7:49:03,733 ERROR [org.jboss.as.controller.management-operation] (Controller Boot Thread) WFLYCTL0013: Operation ("add") failed - address: ([</text:span></text:p>
      <text:p text:style-name="P6"><text:span text:style-name="T71"><text:s text:c="4"/>("subsystem" =&gt; "datasources"),</text:span></text:p>
      <text:p text:style-name="P6"><text:span text:style-name="T71"><text:s text:c="4"/>("data-source" =&gt; "MySqlDS2")</text:span></text:p>
      <text:p text:style-name="P6"><text:span text:style-name="T71">]) - failure description: {"WFLYCTL0080: Failed services" =&gt; {"org.wildfly.data-source.MySqlDS2" =&gt; "WFLYJCA0033: Error during the deployment of MySqlDS2</text:span></text:p>
      <text:p text:style-name="P6"><text:span text:style-name="T71"><text:s text:c="4"/>Caused by: org.jboss.jca.deployers.common.DeployException: WFLYJCA0030: unable to deploy</text:span></text:p>
      <text:p text:style-name="P6"><text:span text:style-name="T71"><text:s text:c="4"/>Caused by: org.jboss.as.controller.OperationFailedException: WFLYJCA0114: Failed to load datasource class: MySqlDS2 [ \"WFLYJCA0114: Failed to load datasource class: MySqlDS2\" ]</text:span></text:p>
      <text:p text:style-name="P6"><text:span text:style-name="T71"><text:s text:c="4"/>Caused by: java.lang.ClassNotFoundException: MySqlDS2 from [Module \"deployment.mysql-connector-java-8.0.20.jar\" from Service Module Loader]"}}</text:span></text:p>
      <text:p text:style-name="P6"><text:span text:style-name="T72"/></text:p>
      <text:p text:style-name="P6"><text:span text:style-name="T72"/></text:p>
      <text:p text:style-name="P7"><text:span text:style-name="T73">12/4/20 9:00PM Trying this:</text:span></text:p>
      <text:p text:style-name="P7"><text:span text:style-name="T74"/></text:p>
      <text:p text:style-name="P8"><draw:frame text:anchor-type="as-char" svg:width="165.10mm" svg:height="83.82mm" style:rel-width="scale" style:rel-height="scale"><draw:object-ole xlink:href="OleObj10"/><draw:image xlink:href="ObjectReplacements/OleObj10"/></draw:frame><text:span text:style-name="T74"/></text:p>
      <text:p text:style-name="P8"><text:span text:style-name="T74"/></text:p>
      <text:p text:style-name="P8"><text:span text:style-name="T75">Put the JNDI-name, connection-url, driver info in the greeter-quickstart-ds.xml file.</text:span></text:p>
      <text:p text:style-name="P8"><text:span text:style-name="T76"/></text:p>
      <text:p text:style-name="P8"><text:span text:style-name="T77">Well dam!! I get this error:</text:span></text:p>
      <text:p text:style-name="P8"><text:span text:style-name="T78"/></text:p>
      <text:p text:style-name="P8"><text:span text:style-name="T79">2:06,468 ERROR [org.jboss.as.controller.management-operation] (Controller Boot Thread) WFLYCTL0013: Operation ("deploy") failed - address: ([("deployment" =&gt; "jboss-greeter.war")]) - failure description: {"WFLYCTL0080: Failed services" =&gt; {"jboss.deployment.unit.\"jboss-greeter.war\".FIRST_MODULE_USE" =&gt; "WFLYSRV0153: Failed to process phase FIRST_MODULE_USE of deployment \"jboss-greeter.war\"</text:span></text:p>
      <text:p text:style-name="P8"><text:span text:style-name="T80"><text:s text:c="4"/>Caused by: org.jboss.as.server.deployment.DeploymentUnitProcessingException: WFLYJCA0064: Exception deploying datasource java:jboss/datasources/MySqlDS</text:span></text:p>
      <text:p text:style-name="P8"><text:span text:style-name="T80"><text:s text:c="4"/>Caused by: org.jboss.msc.service.DuplicateServiceException: Service jboss.data-source.</text:span><text:span text:style-name="T81">\"jboss.naming.context.java.jboss.datasources.MySqlDS\" is already registered"}}</text:span></text:p>
      <text:p text:style-name="P8"><text:span text:style-name="T82"/></text:p>
      <text:p text:style-name="P8"><text:span text:style-name="T83">It's in the persistence.xml file, and the greeter-quickstart-ds file.</text:span></text:p>
      <text:p text:style-name="P8"><text:span text:style-name="T84"/></text:p>
      <text:p text:style-name="P9"><text:span text:style-name="T85">Starting a new file 12-5-20-Greeter</text:span></text:p>
      <text:p text:style-name="P10"><text:span text:style-name="T86"/></text:p>
      <text:p text:style-name="P10"><text:span text:style-name="T86"/></text:p>
      <text:p text:style-name="P10"><text:span text:style-name="T8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